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78.1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87.59mm"/>
    </style:style>
    <style:style style:name="co6" style:family="table-column">
      <style:table-column-properties fo:break-before="auto" style:column-width="93.86mm"/>
    </style:style>
    <style:style style:name="co7" style:family="table-column">
      <style:table-column-properties fo:break-before="auto" style:column-width="131.32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108.87mm"/>
    </style:style>
    <style:style style:name="co10" style:family="table-column">
      <style:table-column-properties fo:break-before="auto" style:column-width="86.73mm"/>
    </style:style>
    <style:style style:name="co11" style:family="table-column">
      <style:table-column-properties fo:break-before="auto" style:column-width="102.78mm"/>
    </style:style>
    <style:style style:name="co12" style:family="table-column">
      <style:table-column-properties fo:break-before="auto" style:column-width="99.11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04.85mm"/>
    </style:style>
    <style:style style:name="co15" style:family="table-column">
      <style:table-column-properties fo:break-before="auto" style:column-width="97.21mm"/>
    </style:style>
    <style:style style:name="co16" style:family="table-column">
      <style:table-column-properties fo:break-before="auto" style:column-width="108.66mm"/>
    </style:style>
    <style:style style:name="co17" style:family="table-column">
      <style:table-column-properties fo:break-before="auto" style:column-width="118.6mm"/>
    </style:style>
    <style:style style:name="co18" style:family="table-column">
      <style:table-column-properties fo:break-before="auto" style:column-width="135.55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128.8mm"/>
    </style:style>
    <style:style style:name="co21" style:family="table-column">
      <style:table-column-properties fo:break-before="auto" style:column-width="83.59mm"/>
    </style:style>
    <style:style style:name="co22" style:family="table-column">
      <style:table-column-properties fo:break-before="auto" style:column-width="68.07mm"/>
    </style:style>
    <style:style style:name="co23" style:family="table-column">
      <style:table-column-properties fo:break-before="auto" style:column-width="117.35mm"/>
    </style:style>
    <style:style style:name="co24" style:family="table-column">
      <style:table-column-properties fo:break-before="auto" style:column-width="102.11mm"/>
    </style:style>
    <style:style style:name="co25" style:family="table-column">
      <style:table-column-properties fo:break-before="auto" style:column-width="78.4mm"/>
    </style:style>
    <style:style style:name="co26" style:family="table-column">
      <style:table-column-properties fo:break-before="auto" style:column-width="105.92mm"/>
    </style:style>
    <style:style style:name="co27" style:family="table-column">
      <style:table-column-properties fo:break-before="auto" style:column-width="109.54mm"/>
    </style:style>
    <style:style style:name="co28" style:family="table-column">
      <style:table-column-properties fo:break-before="auto" style:column-width="57.36mm"/>
    </style:style>
    <style:style style:name="co29" style:family="table-column">
      <style:table-column-properties fo:break-before="auto" style:column-width="99.64mm"/>
    </style:style>
    <style:style style:name="co30" style:family="table-column">
      <style:table-column-properties fo:break-before="auto" style:column-width="81.37mm"/>
    </style:style>
    <style:style style:name="co31" style:family="table-column">
      <style:table-column-properties fo:break-before="auto" style:column-width="127.72mm"/>
    </style:style>
    <style:style style:name="co32" style:family="table-column">
      <style:table-column-properties fo:break-before="auto" style:column-width="61.07mm"/>
    </style:style>
    <style:style style:name="co33" style:family="table-column">
      <style:table-column-properties fo:break-before="auto" style:column-width="65.09mm"/>
    </style:style>
    <style:style style:name="co34" style:family="table-column">
      <style:table-column-properties fo:break-before="auto" style:column-width="74.12mm"/>
    </style:style>
    <style:style style:name="co35" style:family="table-column">
      <style:table-column-properties fo:break-before="auto" style:column-width="86.24mm"/>
    </style:style>
    <style:style style:name="co36" style:family="table-column">
      <style:table-column-properties fo:break-before="auto" style:column-width="90.4mm"/>
    </style:style>
    <style:style style:name="co37" style:family="table-column">
      <style:table-column-properties fo:break-before="auto" style:column-width="120.91mm"/>
    </style:style>
    <style:style style:name="co38" style:family="table-column">
      <style:table-column-properties fo:break-before="auto" style:column-width="93.4mm"/>
    </style:style>
    <style:style style:name="co39" style:family="table-column">
      <style:table-column-properties fo:break-before="auto" style:column-width="75.35mm"/>
    </style:style>
    <style:style style:name="co40" style:family="table-column">
      <style:table-column-properties fo:break-before="auto" style:column-width="89.78mm"/>
    </style:style>
    <style:style style:name="co41" style:family="table-column">
      <style:table-column-properties fo:break-before="auto" style:column-width="93.35mm"/>
    </style:style>
    <style:style style:name="co42" style:family="table-column">
      <style:table-column-properties fo:break-before="auto" style:column-width="89.32mm"/>
    </style:style>
    <style:style style:name="co43" style:family="table-column">
      <style:table-column-properties fo:break-before="auto" style:column-width="111.04mm"/>
    </style:style>
    <style:style style:name="co44" style:family="table-column">
      <style:table-column-properties fo:break-before="auto" style:column-width="60.1mm"/>
    </style:style>
    <style:style style:name="co45" style:family="table-column">
      <style:table-column-properties fo:break-before="auto" style:column-width="44.56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109.03mm"/>
    </style:style>
    <style:style style:name="co48" style:family="table-column">
      <style:table-column-properties fo:break-before="auto" style:column-width="104.02mm"/>
    </style:style>
    <style:style style:name="co49" style:family="table-column">
      <style:table-column-properties fo:break-before="auto" style:column-width="78.42mm"/>
    </style:style>
    <style:style style:name="co50" style:family="table-column">
      <style:table-column-properties fo:break-before="auto" style:column-width="94.93mm"/>
    </style:style>
    <style:style style:name="co51" style:family="table-column">
      <style:table-column-properties fo:break-before="auto" style:column-width="114.51mm"/>
    </style:style>
    <style:style style:name="co52" style:family="table-column">
      <style:table-column-properties fo:break-before="auto" style:column-width="84.97mm"/>
    </style:style>
    <style:style style:name="co53" style:family="table-column">
      <style:table-column-properties fo:break-before="auto" style:column-width="97.58mm"/>
    </style:style>
    <style:style style:name="co54" style:family="table-column">
      <style:table-column-properties fo:break-before="auto" style:column-width="109.26mm"/>
    </style:style>
    <style:style style:name="co55" style:family="table-column">
      <style:table-column-properties fo:break-before="auto" style:column-width="92.59mm"/>
    </style:style>
    <style:style style:name="co56" style:family="table-column">
      <style:table-column-properties fo:break-before="auto" style:column-width="95.59mm"/>
    </style:style>
    <style:style style:name="co57" style:family="table-column">
      <style:table-column-properties fo:break-before="auto" style:column-width="96.4mm"/>
    </style:style>
    <style:style style:name="co58" style:family="table-column">
      <style:table-column-properties fo:break-before="auto" style:column-width="85.02mm"/>
    </style:style>
    <style:style style:name="co59" style:family="table-column">
      <style:table-column-properties fo:break-before="auto" style:column-width="94.49mm"/>
    </style:style>
    <style:style style:name="co60" style:family="table-column">
      <style:table-column-properties fo:break-before="auto" style:column-width="113.28mm"/>
    </style:style>
    <style:style style:name="co61" style:family="table-column">
      <style:table-column-properties fo:break-before="auto" style:column-width="134.11mm"/>
    </style:style>
    <style:style style:name="co62" style:family="table-column">
      <style:table-column-properties fo:break-before="auto" style:column-width="98.87mm"/>
    </style:style>
    <style:style style:name="co63" style:family="table-column">
      <style:table-column-properties fo:break-before="auto" style:column-width="110.08mm"/>
    </style:style>
    <style:style style:name="co64" style:family="table-column">
      <style:table-column-properties fo:break-before="auto" style:column-width="152.81mm"/>
    </style:style>
    <style:style style:name="co65" style:family="table-column">
      <style:table-column-properties fo:break-before="auto" style:column-width="80.17mm"/>
    </style:style>
    <style:style style:name="co66" style:family="table-column">
      <style:table-column-properties fo:break-before="auto" style:column-width="101.05mm"/>
    </style:style>
    <style:style style:name="co67" style:family="table-column">
      <style:table-column-properties fo:break-before="auto" style:column-width="88.11mm"/>
    </style:style>
    <style:style style:name="co68" style:family="table-column">
      <style:table-column-properties fo:break-before="auto" style:column-width="83.8mm"/>
    </style:style>
    <style:style style:name="co69" style:family="table-column">
      <style:table-column-properties fo:break-before="auto" style:column-width="90.47mm"/>
    </style:style>
    <style:style style:name="co70" style:family="table-column">
      <style:table-column-properties fo:break-before="auto" style:column-width="79.8mm"/>
    </style:style>
    <style:style style:name="co71" style:family="table-column">
      <style:table-column-properties fo:break-before="auto" style:column-width="94.1mm"/>
    </style:style>
    <style:style style:name="co72" style:family="table-column">
      <style:table-column-properties fo:break-before="auto" style:column-width="91.85mm"/>
    </style:style>
    <style:style style:name="co73" style:family="table-column">
      <style:table-column-properties fo:break-before="auto" style:column-width="104.69mm"/>
    </style:style>
    <style:style style:name="co74" style:family="table-column">
      <style:table-column-properties fo:break-before="auto" style:column-width="110.14mm"/>
    </style:style>
    <style:style style:name="co75" style:family="table-column">
      <style:table-column-properties fo:break-before="auto" style:column-width="102.36mm"/>
    </style:style>
    <style:style style:name="co76" style:family="table-column">
      <style:table-column-properties fo:break-before="auto" style:column-width="101.21mm"/>
    </style:style>
    <style:style style:name="co77" style:family="table-column">
      <style:table-column-properties fo:break-before="auto" style:column-width="96.34mm"/>
    </style:style>
    <style:style style:name="co78" style:family="table-column">
      <style:table-column-properties fo:break-before="auto" style:column-width="109.75mm"/>
    </style:style>
    <style:style style:name="co79" style:family="table-column">
      <style:table-column-properties fo:break-before="auto" style:column-width="132.08mm"/>
    </style:style>
    <style:style style:name="co80" style:family="table-column">
      <style:table-column-properties fo:break-before="auto" style:column-width="97.75mm"/>
    </style:style>
    <style:style style:name="co81" style:family="table-column">
      <style:table-column-properties fo:break-before="auto" style:column-width="101.56mm"/>
    </style:style>
    <style:style style:name="co82" style:family="table-column">
      <style:table-column-properties fo:break-before="auto" style:column-width="97.1mm"/>
    </style:style>
    <style:style style:name="co83" style:family="table-column">
      <style:table-column-properties fo:break-before="auto" style:column-width="154.11mm"/>
    </style:style>
    <style:style style:name="co84" style:family="table-column">
      <style:table-column-properties fo:break-before="auto" style:column-width="131.25mm"/>
    </style:style>
    <style:style style:name="co85" style:family="table-column">
      <style:table-column-properties fo:break-before="auto" style:column-width="123.35mm"/>
    </style:style>
    <style:style style:name="co86" style:family="table-column">
      <style:table-column-properties fo:break-before="auto" style:column-width="91.76mm"/>
    </style:style>
    <style:style style:name="co87" style:family="table-column">
      <style:table-column-properties fo:break-before="auto" style:column-width="58.46mm"/>
    </style:style>
    <style:style style:name="co88" style:family="table-column">
      <style:table-column-properties fo:break-before="auto" style:column-width="62.34mm"/>
    </style:style>
    <style:style style:name="co89" style:family="table-column">
      <style:table-column-properties fo:break-before="auto" style:column-width="60.38mm"/>
    </style:style>
    <style:style style:name="co90" style:family="table-column">
      <style:table-column-properties fo:break-before="auto" style:column-width="105.39mm"/>
    </style:style>
    <style:style style:name="co91" style:family="table-column">
      <style:table-column-properties fo:break-before="auto" style:column-width="100.45mm"/>
    </style:style>
    <style:style style:name="co92" style:family="table-column">
      <style:table-column-properties fo:break-before="auto" style:column-width="108.37mm"/>
    </style:style>
    <style:style style:name="co93" style:family="table-column">
      <style:table-column-properties fo:break-before="auto" style:column-width="116.28mm"/>
    </style:style>
    <style:style style:name="co94" style:family="table-column">
      <style:table-column-properties fo:break-before="auto" style:column-width="82.59mm"/>
    </style:style>
    <style:style style:name="co95" style:family="table-column">
      <style:table-column-properties fo:break-before="auto" style:column-width="119.27mm"/>
    </style:style>
    <style:style style:name="co96" style:family="table-column">
      <style:table-column-properties fo:break-before="auto" style:column-width="130.85mm"/>
    </style:style>
    <style:style style:name="co97" style:family="table-column">
      <style:table-column-properties fo:break-before="auto" style:column-width="88.04mm"/>
    </style:style>
    <style:style style:name="co98" style:family="table-column">
      <style:table-column-properties fo:break-before="auto" style:column-width="105.6mm"/>
    </style:style>
    <style:style style:name="co99" style:family="table-column">
      <style:table-column-properties fo:break-before="auto" style:column-width="130.35mm"/>
    </style:style>
    <style:style style:name="co100" style:family="table-column">
      <style:table-column-properties fo:break-before="auto" style:column-width="84.03mm"/>
    </style:style>
    <style:style style:name="co101" style:family="table-column">
      <style:table-column-properties fo:break-before="auto" style:column-width="90.61mm"/>
    </style:style>
    <style:style style:name="co102" style:family="table-column">
      <style:table-column-properties fo:break-before="auto" style:column-width="99.34mm"/>
    </style:style>
    <style:style style:name="co103" style:family="table-column">
      <style:table-column-properties fo:break-before="auto" style:column-width="101.12mm"/>
    </style:style>
    <style:style style:name="co104" style:family="table-column">
      <style:table-column-properties fo:break-before="auto" style:column-width="120.12mm"/>
    </style:style>
    <style:style style:name="co105" style:family="table-column">
      <style:table-column-properties fo:break-before="auto" style:column-width="143.42mm"/>
    </style:style>
    <style:style style:name="co106" style:family="table-column">
      <style:table-column-properties fo:break-before="auto" style:column-width="87.42mm"/>
    </style:style>
    <style:style style:name="co107" style:family="table-column">
      <style:table-column-properties fo:break-before="auto" style:column-width="63.16mm"/>
    </style:style>
    <style:style style:name="co108" style:family="table-column">
      <style:table-column-properties fo:break-before="auto" style:column-width="107.54mm"/>
    </style:style>
    <style:style style:name="co109" style:family="table-column">
      <style:table-column-properties fo:break-before="auto" style:column-width="87.12mm"/>
    </style:style>
    <style:style style:name="co110" style:family="table-column">
      <style:table-column-properties fo:break-before="auto" style:column-width="103.21mm"/>
    </style:style>
    <style:style style:name="co111" style:family="table-column">
      <style:table-column-properties fo:break-before="auto" style:column-width="61.77mm"/>
    </style:style>
    <style:style style:name="co112" style:family="table-column">
      <style:table-column-properties fo:break-before="auto" style:column-width="100.82mm"/>
    </style:style>
    <style:style style:name="co113" style:family="table-column">
      <style:table-column-properties fo:break-before="auto" style:column-width="91.35mm"/>
    </style:style>
    <style:style style:name="co114" style:family="table-column">
      <style:table-column-properties fo:break-before="auto" style:column-width="119.63mm"/>
    </style:style>
    <style:style style:name="co115" style:family="table-column">
      <style:table-column-properties fo:break-before="auto" style:column-width="88.18mm"/>
    </style:style>
    <style:style style:name="co116" style:family="table-column">
      <style:table-column-properties fo:break-before="auto" style:column-width="78.48mm"/>
    </style:style>
    <style:style style:name="co117" style:family="table-column">
      <style:table-column-properties fo:break-before="auto" style:column-width="66.11mm"/>
    </style:style>
    <style:style style:name="co118" style:family="table-column">
      <style:table-column-properties fo:break-before="auto" style:column-width="92.36mm"/>
    </style:style>
    <style:style style:name="co119" style:family="table-column">
      <style:table-column-properties fo:break-before="auto" style:column-width="96.1mm"/>
    </style:style>
    <style:style style:name="co120" style:family="table-column">
      <style:table-column-properties fo:break-before="auto" style:column-width="88.95mm"/>
    </style:style>
    <style:style style:name="co121" style:family="table-column">
      <style:table-column-properties fo:break-before="auto" style:column-width="148.94mm"/>
    </style:style>
    <style:style style:name="co122" style:family="table-column">
      <style:table-column-properties fo:break-before="auto" style:column-width="80.1mm"/>
    </style:style>
    <style:style style:name="co123" style:family="table-column">
      <style:table-column-properties fo:break-before="auto" style:column-width="73.98mm"/>
    </style:style>
    <style:style style:name="co124" style:family="table-column">
      <style:table-column-properties fo:break-before="auto" style:column-width="69.81mm"/>
    </style:style>
    <style:style style:name="co125" style:family="table-column">
      <style:table-column-properties fo:break-before="auto" style:column-width="90.43mm"/>
    </style:style>
    <style:style style:name="co126" style:family="table-column">
      <style:table-column-properties fo:break-before="auto" style:column-width="86.36mm"/>
    </style:style>
    <style:style style:name="co127" style:family="table-column">
      <style:table-column-properties fo:break-before="auto" style:column-width="103.61mm"/>
    </style:style>
    <style:style style:name="co128" style:family="table-column">
      <style:table-column-properties fo:break-before="auto" style:column-width="96.94mm"/>
    </style:style>
    <style:style style:name="co129" style:family="table-column">
      <style:table-column-properties fo:break-before="auto" style:column-width="103.36mm"/>
    </style:style>
    <style:style style:name="co130" style:family="table-column">
      <style:table-column-properties fo:break-before="auto" style:column-width="83.41mm"/>
    </style:style>
    <style:style style:name="co131" style:family="table-column">
      <style:table-column-properties fo:break-before="auto" style:column-width="115.46mm"/>
    </style:style>
    <style:style style:name="co132" style:family="table-column">
      <style:table-column-properties fo:break-before="auto" style:column-width="107.3mm"/>
    </style:style>
    <style:style style:name="co133" style:family="table-column">
      <style:table-column-properties fo:break-before="auto" style:column-width="110.56mm"/>
    </style:style>
    <style:style style:name="co134" style:family="table-column">
      <style:table-column-properties fo:break-before="auto" style:column-width="103.06mm"/>
    </style:style>
    <style:style style:name="co135" style:family="table-column">
      <style:table-column-properties fo:break-before="auto" style:column-width="159.31mm"/>
    </style:style>
    <style:style style:name="co136" style:family="table-column">
      <style:table-column-properties fo:break-before="auto" style:column-width="94.76mm"/>
    </style:style>
    <style:style style:name="co137" style:family="table-column">
      <style:table-column-properties fo:break-before="auto" style:column-width="87.68mm"/>
    </style:style>
    <style:style style:name="co138" style:family="table-column">
      <style:table-column-properties fo:break-before="auto" style:column-width="151.68mm"/>
    </style:style>
    <style:style style:name="co139" style:family="table-column">
      <style:table-column-properties fo:break-before="auto" style:column-width="108.32mm"/>
    </style:style>
    <style:style style:name="co140" style:family="table-column">
      <style:table-column-properties fo:break-before="auto" style:column-width="89.61mm"/>
    </style:style>
    <style:style style:name="co141" style:family="table-column">
      <style:table-column-properties fo:break-before="auto" style:column-width="85.85mm"/>
    </style:style>
    <style:style style:name="co142" style:family="table-column">
      <style:table-column-properties fo:break-before="auto" style:column-width="89.29mm"/>
    </style:style>
    <style:style style:name="co143" style:family="table-column">
      <style:table-column-properties fo:break-before="auto" style:column-width="117.65mm"/>
    </style:style>
    <style:style style:name="co144" style:family="table-column">
      <style:table-column-properties fo:break-before="auto" style:column-width="106.47mm"/>
    </style:style>
    <style:style style:name="co145" style:family="table-column">
      <style:table-column-properties fo:break-before="auto" style:column-width="138.61mm"/>
    </style:style>
    <style:style style:name="co146" style:family="table-column">
      <style:table-column-properties fo:break-before="auto" style:column-width="109.57mm"/>
    </style:style>
    <style:style style:name="co147" style:family="table-column">
      <style:table-column-properties fo:break-before="auto" style:column-width="92.97mm"/>
    </style:style>
    <style:style style:name="co148" style:family="table-column">
      <style:table-column-properties fo:break-before="auto" style:column-width="95.23mm"/>
    </style:style>
    <style:style style:name="co149" style:family="table-column">
      <style:table-column-properties fo:break-before="auto" style:column-width="146.76mm"/>
    </style:style>
    <style:style style:name="co150" style:family="table-column">
      <style:table-column-properties fo:break-before="auto" style:column-width="76.52mm"/>
    </style:style>
    <style:style style:name="co151" style:family="table-column">
      <style:table-column-properties fo:break-before="auto" style:column-width="80.87mm"/>
    </style:style>
    <style:style style:name="co152" style:family="table-column">
      <style:table-column-properties fo:break-before="auto" style:column-width="110.3mm"/>
    </style:style>
    <style:style style:name="co153" style:family="table-column">
      <style:table-column-properties fo:break-before="auto" style:column-width="107.17mm"/>
    </style:style>
    <style:style style:name="co154" style:family="table-column">
      <style:table-column-properties fo:break-before="auto" style:column-width="84.42mm"/>
    </style:style>
    <style:style style:name="co155" style:family="table-column">
      <style:table-column-properties fo:break-before="auto" style:column-width="99.1mm"/>
    </style:style>
    <style:style style:name="co156" style:family="table-column">
      <style:table-column-properties fo:break-before="auto" style:column-width="61.86mm"/>
    </style:style>
    <style:style style:name="co157" style:family="table-column">
      <style:table-column-properties fo:break-before="auto" style:column-width="124.18mm"/>
    </style:style>
    <style:style style:name="co158" style:family="table-column">
      <style:table-column-properties fo:break-before="auto" style:column-width="102.66mm"/>
    </style:style>
    <style:style style:name="co159" style:family="table-column">
      <style:table-column-properties fo:break-before="auto" style:column-width="89.04mm"/>
    </style:style>
    <style:style style:name="co160" style:family="table-column">
      <style:table-column-properties fo:break-before="auto" style:column-width="118.73mm"/>
    </style:style>
    <style:style style:name="co161" style:family="table-column">
      <style:table-column-properties fo:break-before="auto" style:column-width="98.85mm"/>
    </style:style>
    <style:style style:name="co162" style:family="table-column">
      <style:table-column-properties fo:break-before="auto" style:column-width="135.61mm"/>
    </style:style>
    <style:style style:name="co163" style:family="table-column">
      <style:table-column-properties fo:break-before="auto" style:column-width="89.87mm"/>
    </style:style>
    <style:style style:name="co164" style:family="table-column">
      <style:table-column-properties fo:break-before="auto" style:column-width="141.87mm"/>
    </style:style>
    <style:style style:name="co165" style:family="table-column">
      <style:table-column-properties fo:break-before="auto" style:column-width="129.89mm"/>
    </style:style>
    <style:style style:name="co166" style:family="table-column">
      <style:table-column-properties fo:break-before="auto" style:column-width="111.92mm"/>
    </style:style>
    <style:style style:name="co167" style:family="table-column">
      <style:table-column-properties fo:break-before="auto" style:column-width="124.44mm"/>
    </style:style>
    <style:style style:name="co168" style:family="table-column">
      <style:table-column-properties fo:break-before="auto" style:column-width="65.58mm"/>
    </style:style>
    <style:style style:name="co169" style:family="table-column">
      <style:table-column-properties fo:break-before="auto" style:column-width="108.92mm"/>
    </style:style>
    <style:style style:name="co170" style:family="table-column">
      <style:table-column-properties fo:break-before="auto" style:column-width="112.2mm"/>
    </style:style>
    <style:style style:name="co171" style:family="table-column">
      <style:table-column-properties fo:break-before="auto" style:column-width="87.14mm"/>
    </style:style>
    <style:style style:name="co172" style:family="table-column">
      <style:table-column-properties fo:break-before="auto" style:column-width="97.4mm"/>
    </style:style>
    <style:style style:name="co173" style:family="table-column">
      <style:table-column-properties fo:break-before="auto" style:column-width="95.81mm"/>
    </style:style>
    <style:style style:name="co174" style:family="table-column">
      <style:table-column-properties fo:break-before="auto" style:column-width="85.16mm"/>
    </style:style>
    <style:style style:name="co175" style:family="table-column">
      <style:table-column-properties fo:break-before="auto" style:column-width="128.29mm"/>
    </style:style>
    <style:style style:name="co176" style:family="table-column">
      <style:table-column-properties fo:break-before="auto" style:column-width="131.53mm"/>
    </style:style>
    <style:style style:name="co177" style:family="table-column">
      <style:table-column-properties fo:break-before="auto" style:column-width="88.49mm"/>
    </style:style>
    <style:style style:name="co178" style:family="table-column">
      <style:table-column-properties fo:break-before="auto" style:column-width="98.04mm"/>
    </style:style>
    <style:style style:name="co179" style:family="table-column">
      <style:table-column-properties fo:break-before="auto" style:column-width="91.63mm"/>
    </style:style>
    <style:style style:name="co180" style:family="table-column">
      <style:table-column-properties fo:break-before="auto" style:column-width="72.16mm"/>
    </style:style>
    <style:style style:name="co181" style:family="table-column">
      <style:table-column-properties fo:break-before="auto" style:column-width="48.17mm"/>
    </style:style>
    <style:style style:name="co182" style:family="table-column">
      <style:table-column-properties fo:break-before="auto" style:column-width="140.25mm"/>
    </style:style>
    <style:style style:name="co183" style:family="table-column">
      <style:table-column-properties fo:break-before="auto" style:column-width="98.3mm"/>
    </style:style>
    <style:style style:name="co184" style:family="table-column">
      <style:table-column-properties fo:break-before="auto" style:column-width="134.25mm"/>
    </style:style>
    <style:style style:name="co185" style:family="table-column">
      <style:table-column-properties fo:break-before="auto" style:column-width="110.01mm"/>
    </style:style>
    <style:style style:name="co186" style:family="table-column">
      <style:table-column-properties fo:break-before="auto" style:column-width="66.71mm"/>
    </style:style>
    <style:style style:name="co187" style:family="table-column">
      <style:table-column-properties fo:break-before="auto" style:column-width="92.32mm"/>
    </style:style>
    <style:style style:name="co188" style:family="table-column">
      <style:table-column-properties fo:break-before="auto" style:column-width="48.08mm"/>
    </style:style>
    <style:style style:name="co189" style:family="table-column">
      <style:table-column-properties fo:break-before="auto" style:column-width="52.18mm"/>
    </style:style>
    <style:style style:name="co190" style:family="table-column">
      <style:table-column-properties fo:break-before="auto" style:column-width="46.83mm"/>
    </style:style>
    <style:style style:name="co191" style:family="table-column">
      <style:table-column-properties fo:break-before="auto" style:column-width="61.26mm"/>
    </style:style>
    <style:style style:name="co19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17" style:family="table-cell" style:parent-style-name="Excel_20_Built-in_20_Normal" style:data-style-name="N4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T252:Sheet1.WV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ce226"/>
        <table:table-column table:style-name="co33" table:default-cell-style-name="ce226"/>
        <table:table-column table:style-name="co28" table:default-cell-style-name="ce219"/>
        <table:table-column table:style-name="co34" table:default-cell-style-name="Excel_20_Built-in_20_Normal"/>
        <table:table-column table:style-name="co35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6" table:default-cell-style-name="ce226"/>
        <table:table-column table:style-name="co25" table:number-columns-repeated="2" table:default-cell-style-name="ce226"/>
        <table:table-column table:style-name="co37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7" table:default-cell-style-name="Excel_20_Built-in_20_Normal"/>
        <table:table-column table:style-name="co18" table:default-cell-style-name="ce226"/>
        <table:table-column table:style-name="co37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8" table:number-columns-repeated="3" table:default-cell-style-name="Excel_20_Built-in_20_Normal"/>
        <table:table-column table:style-name="co38" table:default-cell-style-name="ce226"/>
        <table:table-column table:style-name="co25" table:default-cell-style-name="ce226"/>
        <table:table-column table:style-name="co39" table:default-cell-style-name="Excel_20_Built-in_20_Normal"/>
        <table:table-column table:style-name="co28" table:default-cell-style-name="ce219"/>
        <table:table-column table:style-name="co40" table:default-cell-style-name="ce219"/>
        <table:table-column table:style-name="co40" table:default-cell-style-name="ce226"/>
        <table:table-column table:style-name="co41" table:default-cell-style-name="ce226"/>
        <table:table-column table:style-name="co42" table:default-cell-style-name="ce226"/>
        <table:table-column table:style-name="co43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4" table:default-cell-style-name="ce226"/>
        <table:table-column table:style-name="co45" table:default-cell-style-name="ce226"/>
        <table:table-column table:style-name="co46" table:default-cell-style-name="ce226"/>
        <table:table-column table:style-name="co47" table:number-columns-repeated="4" table:default-cell-style-name="ce226"/>
        <table:table-column table:style-name="co5" table:default-cell-style-name="ce226"/>
        <table:table-column table:style-name="co34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ce226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ce226"/>
        <table:table-column table:style-name="co25" table:default-cell-style-name="ce226"/>
        <table:table-column table:style-name="co62" table:default-cell-style-name="Excel_20_Built-in_20_Normal"/>
        <table:table-column table:style-name="co55" table:default-cell-style-name="Excel_20_Built-in_20_Normal"/>
        <table:table-column table:style-name="co58" table:default-cell-style-name="Excel_20_Built-in_20_Normal"/>
        <table:table-column table:style-name="co63" table:default-cell-style-name="Excel_20_Built-in_20_Normal"/>
        <table:table-column table:style-name="co25" table:default-cell-style-name="ce226"/>
        <table:table-column table:style-name="co64" table:default-cell-style-name="Excel_20_Built-in_20_Normal"/>
        <table:table-column table:style-name="co65" table:default-cell-style-name="ce226"/>
        <table:table-column table:style-name="co66" table:default-cell-style-name="Excel_20_Built-in_20_Normal"/>
        <table:table-column table:style-name="co25" table:default-cell-style-name="ce226"/>
        <table:table-column table:style-name="co67" table:default-cell-style-name="Excel_20_Built-in_20_Normal"/>
        <table:table-column table:style-name="co25" table:number-columns-repeated="2" table:default-cell-style-name="ce226"/>
        <table:table-column table:style-name="co68" table:default-cell-style-name="Excel_20_Built-in_20_Normal"/>
        <table:table-column table:style-name="co23" table:number-columns-repeated="2" table:default-cell-style-name="ce226"/>
        <table:table-column table:style-name="co69" table:default-cell-style-name="ce226"/>
        <table:table-column table:style-name="co70" table:default-cell-style-name="ce226"/>
        <table:table-column table:style-name="co71" table:default-cell-style-name="Excel_20_Built-in_20_Normal"/>
        <table:table-column table:style-name="co72" table:default-cell-style-name="Excel_20_Built-in_20_Normal"/>
        <table:table-column table:style-name="co42" table:default-cell-style-name="ce226"/>
        <table:table-column table:style-name="co36" table:default-cell-style-name="ce226"/>
        <table:table-column table:style-name="co43" table:default-cell-style-name="ce226"/>
        <table:table-column table:style-name="co73" table:default-cell-style-name="ce226"/>
        <table:table-column table:style-name="co74" table:number-columns-repeated="2" table:default-cell-style-name="ce226"/>
        <table:table-column table:style-name="co23" table:number-columns-repeated="2" table:default-cell-style-name="ce226"/>
        <table:table-column table:style-name="co75" table:default-cell-style-name="Excel_20_Built-in_20_Normal"/>
        <table:table-column table:style-name="co11" table:default-cell-style-name="Excel_20_Built-in_20_Normal"/>
        <table:table-column table:style-name="co76" table:number-columns-repeated="3" table:default-cell-style-name="Excel_20_Built-in_20_Normal"/>
        <table:table-column table:style-name="co25" table:number-columns-repeated="2" table:default-cell-style-name="ce226"/>
        <table:table-column table:style-name="co77" table:number-columns-repeated="2" table:default-cell-style-name="ce226"/>
        <table:table-column table:style-name="co78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77" table:default-cell-style-name="Excel_20_Built-in_20_Normal"/>
        <table:table-column table:style-name="co82" table:default-cell-style-name="Excel_20_Built-in_20_Normal"/>
        <table:table-column table:style-name="co72" table:default-cell-style-name="Excel_20_Built-in_20_Normal"/>
        <table:table-column table:style-name="co74" table:default-cell-style-name="ce226"/>
        <table:table-column table:style-name="co83" table:default-cell-style-name="ce226"/>
        <table:table-column table:style-name="co84" table:default-cell-style-name="ce226"/>
        <table:table-column table:style-name="co21" table:default-cell-style-name="ce226"/>
        <table:table-column table:style-name="co72" table:default-cell-style-name="Excel_20_Built-in_20_Normal"/>
        <table:table-column table:style-name="co18" table:default-cell-style-name="ce226"/>
        <table:table-column table:style-name="co85" table:default-cell-style-name="Excel_20_Built-in_20_Normal"/>
        <table:table-column table:style-name="co85" table:default-cell-style-name="ce226"/>
        <table:table-column table:style-name="co34" table:default-cell-style-name="Excel_20_Built-in_20_Normal"/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ce226"/>
        <table:table-column table:style-name="co8" table:default-cell-style-name="ce226"/>
        <table:table-column table:style-name="co39" table:number-columns-repeated="2" table:default-cell-style-name="Excel_20_Built-in_20_Normal"/>
        <table:table-column table:style-name="co46" table:default-cell-style-name="Excel_20_Built-in_20_Normal"/>
        <table:table-column table:style-name="co90" table:default-cell-style-name="ce226"/>
        <table:table-column table:style-name="co86" table:default-cell-style-name="Excel_20_Built-in_20_Normal"/>
        <table:table-column table:style-name="co91" table:number-columns-repeated="2" table:default-cell-style-name="Excel_20_Built-in_20_Normal"/>
        <table:table-column table:style-name="co92" table:default-cell-style-name="Excel_20_Built-in_20_Normal"/>
        <table:table-column table:style-name="co40" table:number-columns-repeated="2" table:default-cell-style-name="Excel_20_Built-in_20_Normal"/>
        <table:table-column table:style-name="co93" table:default-cell-style-name="ce233"/>
        <table:table-column table:style-name="co94" table:default-cell-style-name="ce233"/>
        <table:table-column table:style-name="co95" table:default-cell-style-name="ce233"/>
        <table:table-column table:style-name="co94" table:number-columns-repeated="2" table:default-cell-style-name="ce233"/>
        <table:table-column table:style-name="co96" table:default-cell-style-name="Excel_20_Built-in_20_Normal"/>
        <table:table-column table:style-name="co97" table:default-cell-style-name="ce226"/>
        <table:table-column table:style-name="co61" table:default-cell-style-name="ce226"/>
        <table:table-column table:style-name="co23" table:number-columns-repeated="2" table:default-cell-style-name="ce226"/>
        <table:table-column table:style-name="co85" table:default-cell-style-name="Excel_20_Built-in_20_Normal"/>
        <table:table-column table:style-name="co98" table:default-cell-style-name="Excel_20_Built-in_20_Normal"/>
        <table:table-column table:style-name="co98" table:default-cell-style-name="ce226"/>
        <table:table-column table:style-name="co51" table:default-cell-style-name="ce226"/>
        <table:table-column table:style-name="co88" table:default-cell-style-name="ce226"/>
        <table:table-column table:style-name="co99" table:default-cell-style-name="Excel_20_Built-in_20_Normal"/>
        <table:table-column table:style-name="co100" table:default-cell-style-name="ce226"/>
        <table:table-column table:style-name="co101" table:number-columns-repeated="4" table:default-cell-style-name="ce226"/>
        <table:table-column table:style-name="co101" table:default-cell-style-name="Excel_20_Built-in_20_Normal"/>
        <table:table-column table:style-name="co70" table:default-cell-style-name="Excel_20_Built-in_20_Normal"/>
        <table:table-column table:style-name="co102" table:default-cell-style-name="Excel_20_Built-in_20_Normal"/>
        <table:table-column table:style-name="co103" table:default-cell-style-name="Excel_20_Built-in_20_Normal"/>
        <table:table-column table:style-name="co104" table:default-cell-style-name="ce226"/>
        <table:table-column table:style-name="co5" table:default-cell-style-name="ce226"/>
        <table:table-column table:style-name="co72" table:default-cell-style-name="Excel_20_Built-in_20_Normal"/>
        <table:table-column table:style-name="co23" table:default-cell-style-name="ce226"/>
        <table:table-column table:style-name="co105" table:default-cell-style-name="ce226"/>
        <table:table-column table:style-name="co40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6" table:default-cell-style-name="ce226"/>
        <table:table-column table:style-name="co28" table:number-columns-repeated="2" table:default-cell-style-name="ce226"/>
        <table:table-column table:style-name="co107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49" table:default-cell-style-name="Excel_20_Built-in_20_Normal"/>
        <table:table-column table:style-name="co108" table:default-cell-style-name="ce226"/>
        <table:table-column table:style-name="co109" table:default-cell-style-name="Excel_20_Built-in_20_Normal"/>
        <table:table-column table:style-name="co31" table:default-cell-style-name="Excel_20_Built-in_20_Normal"/>
        <table:table-column table:style-name="co67" table:default-cell-style-name="Excel_20_Built-in_20_Normal"/>
        <table:table-column table:style-name="co110" table:default-cell-style-name="ce226"/>
        <table:table-column table:style-name="co111" table:default-cell-style-name="ce226"/>
        <table:table-column table:style-name="co4" table:number-columns-repeated="2" table:default-cell-style-name="ce226"/>
        <table:table-column table:style-name="co112" table:number-columns-repeated="2" table:default-cell-style-name="ce226"/>
        <table:table-column table:style-name="co112" table:default-cell-style-name="Excel_20_Built-in_20_Normal"/>
        <table:table-column table:style-name="co38" table:number-columns-repeated="2" table:default-cell-style-name="ce226"/>
        <table:table-column table:style-name="co113" table:default-cell-style-name="ce226"/>
        <table:table-column table:style-name="co11" table:default-cell-style-name="Excel_20_Built-in_20_Normal"/>
        <table:table-column table:style-name="co40" table:default-cell-style-name="Excel_20_Built-in_20_Normal"/>
        <table:table-column table:style-name="co70" table:default-cell-style-name="Excel_20_Built-in_20_Normal"/>
        <table:table-column table:style-name="co4" table:number-columns-repeated="4" table:default-cell-style-name="ce226"/>
        <table:table-column table:style-name="co114" table:default-cell-style-name="ce226"/>
        <table:table-column table:style-name="co115" table:default-cell-style-name="Excel_20_Built-in_20_Normal"/>
        <table:table-column table:style-name="co116" table:default-cell-style-name="ce226"/>
        <table:table-column table:style-name="co23" table:default-cell-style-name="ce226"/>
        <table:table-column table:style-name="co40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5" table:default-cell-style-name="ce259"/>
        <table:table-column table:style-name="co70" table:default-cell-style-name="ce259"/>
        <table:table-column table:style-name="co117" table:default-cell-style-name="Excel_20_Built-in_20_Normal"/>
        <table:table-column table:style-name="co25" table:default-cell-style-name="ce226"/>
        <table:table-column table:style-name="co118" table:default-cell-style-name="Excel_20_Built-in_20_Normal"/>
        <table:table-column table:style-name="co118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39" table:default-cell-style-name="Excel_20_Built-in_20_Normal"/>
        <table:table-column table:style-name="co119" table:default-cell-style-name="ce226"/>
        <table:table-column table:style-name="co25" table:default-cell-style-name="ce226"/>
        <table:table-column table:style-name="co102" table:default-cell-style-name="Excel_20_Built-in_20_Normal"/>
        <table:table-column table:style-name="co100" table:default-cell-style-name="ce226"/>
        <table:table-column table:style-name="co120" table:default-cell-style-name="ce226"/>
        <table:table-column table:style-name="co25" table:number-columns-repeated="3" table:default-cell-style-name="ce226"/>
        <table:table-column table:style-name="co121" table:default-cell-style-name="ce226"/>
        <table:table-column table:style-name="co83" table:default-cell-style-name="ce226"/>
        <table:table-column table:style-name="co23" table:default-cell-style-name="ce226"/>
        <table:table-column table:style-name="co122" table:default-cell-style-name="ce226"/>
        <table:table-column table:style-name="co25" table:default-cell-style-name="ce226"/>
        <table:table-column table:style-name="co70" table:number-columns-repeated="2" table:default-cell-style-name="ce226"/>
        <table:table-column table:style-name="co49" table:default-cell-style-name="Excel_20_Built-in_20_Normal"/>
        <table:table-column table:style-name="co76" table:default-cell-style-name="Excel_20_Built-in_20_Normal"/>
        <table:table-column table:style-name="co25" table:default-cell-style-name="ce226"/>
        <table:table-column table:style-name="co123" table:number-columns-repeated="3" table:default-cell-style-name="ce226"/>
        <table:table-column table:style-name="co124" table:default-cell-style-name="Excel_20_Built-in_20_Normal"/>
        <table:table-column table:style-name="co125" table:default-cell-style-name="ce226"/>
        <table:table-column table:style-name="co126" table:default-cell-style-name="Excel_20_Built-in_20_Normal"/>
        <table:table-column table:style-name="co40" table:number-columns-repeated="3" table:default-cell-style-name="ce226"/>
        <table:table-column table:style-name="co70" table:default-cell-style-name="ce226"/>
        <table:table-column table:style-name="co27" table:default-cell-style-name="ce226"/>
        <table:table-column table:style-name="co127" table:number-columns-repeated="2" table:default-cell-style-name="ce226"/>
        <table:table-column table:style-name="co128" table:default-cell-style-name="ce226"/>
        <table:table-column table:style-name="co25" table:default-cell-style-name="ce226"/>
        <table:table-column table:style-name="co70" table:default-cell-style-name="ce226"/>
        <table:table-column table:style-name="co81" table:default-cell-style-name="ce226"/>
        <table:table-column table:style-name="co25" table:default-cell-style-name="ce226"/>
        <table:table-column table:style-name="co49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ce226"/>
        <table:table-column table:style-name="co131" table:default-cell-style-name="Excel_20_Built-in_20_Normal"/>
        <table:table-column table:style-name="co76" table:default-cell-style-name="Excel_20_Built-in_20_Normal"/>
        <table:table-column table:style-name="co132" table:default-cell-style-name="ce226"/>
        <table:table-column table:style-name="co133" table:default-cell-style-name="ce226"/>
        <table:table-column table:style-name="co15" table:default-cell-style-name="ce226"/>
        <table:table-column table:style-name="co134" table:default-cell-style-name="Excel_20_Built-in_20_Normal"/>
        <table:table-column table:style-name="co135" table:default-cell-style-name="Excel_20_Built-in_20_Normal"/>
        <table:table-column table:style-name="co49" table:default-cell-style-name="Excel_20_Built-in_20_Normal"/>
        <table:table-column table:style-name="co136" table:default-cell-style-name="Excel_20_Built-in_20_Normal"/>
        <table:table-column table:style-name="co137" table:number-columns-repeated="2" table:default-cell-style-name="Excel_20_Built-in_20_Normal"/>
        <table:table-column table:style-name="co138" table:number-columns-repeated="2" table:default-cell-style-name="Excel_20_Built-in_20_Normal"/>
        <table:table-column table:style-name="co136" table:default-cell-style-name="Excel_20_Built-in_20_Normal"/>
        <table:table-column table:style-name="co139" table:default-cell-style-name="Excel_20_Built-in_20_Normal"/>
        <table:table-column table:style-name="co76" table:default-cell-style-name="Excel_20_Built-in_20_Normal"/>
        <table:table-column table:style-name="co49" table:number-columns-repeated="2" table:default-cell-style-name="Excel_20_Built-in_20_Normal"/>
        <table:table-column table:style-name="co118" table:default-cell-style-name="ce226"/>
        <table:table-column table:style-name="co49" table:default-cell-style-name="ce226"/>
        <table:table-column table:style-name="co140" table:default-cell-style-name="Excel_20_Built-in_20_Normal"/>
        <table:table-column table:style-name="co141" table:default-cell-style-name="Excel_20_Built-in_20_Normal"/>
        <table:table-column table:style-name="co25" table:default-cell-style-name="Excel_20_Built-in_20_Normal"/>
        <table:table-column table:style-name="co142" table:default-cell-style-name="Excel_20_Built-in_20_Normal"/>
        <table:table-column table:style-name="co143" table:default-cell-style-name="ce226"/>
        <table:table-column table:style-name="co144" table:default-cell-style-name="ce226"/>
        <table:table-column table:style-name="co145" table:default-cell-style-name="ce226"/>
        <table:table-column table:style-name="co25" table:default-cell-style-name="ce226"/>
        <table:table-column table:style-name="co146" table:number-columns-repeated="2" table:default-cell-style-name="Excel_20_Built-in_20_Normal"/>
        <table:table-column table:style-name="co40" table:default-cell-style-name="ce226"/>
        <table:table-column table:style-name="co25" table:default-cell-style-name="ce226"/>
        <table:table-column table:style-name="co23" table:default-cell-style-name="ce226"/>
        <table:table-column table:style-name="co110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0" table:number-columns-repeated="2" table:default-cell-style-name="ce226"/>
        <table:table-column table:style-name="co147" table:default-cell-style-name="Excel_20_Built-in_20_Normal"/>
        <table:table-column table:style-name="co148" table:default-cell-style-name="ce226"/>
        <table:table-column table:style-name="co25" table:default-cell-style-name="ce226"/>
        <table:table-column table:style-name="co149" table:default-cell-style-name="ce226"/>
        <table:table-column table:style-name="co28" table:default-cell-style-name="ce219"/>
        <table:table-column table:style-name="co150" table:default-cell-style-name="ce283"/>
        <table:table-column table:style-name="co151" table:default-cell-style-name="ce283"/>
        <table:table-column table:style-name="co28" table:default-cell-style-name="ce219"/>
        <table:table-column table:style-name="co152" table:number-columns-repeated="2" table:default-cell-style-name="ce226"/>
        <table:table-column table:style-name="co5" table:default-cell-style-name="ce226"/>
        <table:table-column table:style-name="co152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2" table:number-columns-repeated="4" table:default-cell-style-name="ce226"/>
        <table:table-column table:style-name="co11" table:number-columns-repeated="6" table:default-cell-style-name="ce226"/>
        <table:table-column table:style-name="co56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3" table:default-cell-style-name="ce226"/>
        <table:table-column table:style-name="co94" table:default-cell-style-name="ce226"/>
        <table:table-column table:style-name="co25" table:default-cell-style-name="ce226"/>
        <table:table-column table:style-name="co94" table:default-cell-style-name="Excel_20_Built-in_20_Normal"/>
        <table:table-column table:style-name="co25" table:default-cell-style-name="ce226"/>
        <table:table-column table:style-name="co154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5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6" table:default-cell-style-name="Excel_20_Built-in_20_Normal"/>
        <table:table-column table:style-name="co131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39" table:default-cell-style-name="ce240"/>
        <table:table-column table:style-name="co157" table:default-cell-style-name="ce240"/>
        <table:table-column table:style-name="co131" table:default-cell-style-name="ce240"/>
        <table:table-column table:style-name="co158" table:default-cell-style-name="ce240"/>
        <table:table-column table:style-name="co159" table:default-cell-style-name="ce240"/>
        <table:table-column table:style-name="co160" table:default-cell-style-name="ce240"/>
        <table:table-column table:style-name="co161" table:default-cell-style-name="ce240"/>
        <table:table-column table:style-name="co39" table:default-cell-style-name="Excel_20_Built-in_20_Normal"/>
        <table:table-column table:style-name="co162" table:default-cell-style-name="ce226"/>
        <table:table-column table:style-name="co116" table:default-cell-style-name="ce226"/>
        <table:table-column table:style-name="co163" table:default-cell-style-name="ce226"/>
        <table:table-column table:style-name="co25" table:number-columns-repeated="2" table:default-cell-style-name="ce226"/>
        <table:table-column table:style-name="co59" table:number-columns-repeated="2" table:default-cell-style-name="Excel_20_Built-in_20_Normal"/>
        <table:table-column table:style-name="co164" table:default-cell-style-name="Excel_20_Built-in_20_Normal"/>
        <table:table-column table:style-name="co109" table:default-cell-style-name="Excel_20_Built-in_20_Normal"/>
        <table:table-column table:style-name="co23" table:number-columns-repeated="2" table:default-cell-style-name="Excel_20_Built-in_20_Normal"/>
        <table:table-column table:style-name="co110" table:default-cell-style-name="ce226"/>
        <table:table-column table:style-name="co165" table:default-cell-style-name="ce226"/>
        <table:table-column table:style-name="co25" table:default-cell-style-name="ce226"/>
        <table:table-column table:style-name="co109" table:default-cell-style-name="Excel_20_Built-in_20_Normal"/>
        <table:table-column table:style-name="co166" table:default-cell-style-name="Excel_20_Built-in_20_Normal"/>
        <table:table-column table:style-name="co167" table:default-cell-style-name="ce226"/>
        <table:table-column table:style-name="co109" table:default-cell-style-name="ce226"/>
        <table:table-column table:style-name="co39" table:default-cell-style-name="ce226"/>
        <table:table-column table:style-name="co168" table:default-cell-style-name="Excel_20_Built-in_20_Normal"/>
        <table:table-column table:style-name="co4" table:default-cell-style-name="ce226"/>
        <table:table-column table:style-name="co110" table:default-cell-style-name="ce226"/>
        <table:table-column table:style-name="co4" table:number-columns-repeated="4" table:default-cell-style-name="ce226"/>
        <table:table-column table:style-name="co133" table:default-cell-style-name="ce226"/>
        <table:table-column table:style-name="co169" table:default-cell-style-name="ce226"/>
        <table:table-column table:style-name="co25" table:number-columns-repeated="2" table:default-cell-style-name="ce226"/>
        <table:table-column table:style-name="co170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1" table:default-cell-style-name="ce259"/>
        <table:table-column table:style-name="co28" table:default-cell-style-name="ce219"/>
        <table:table-column table:style-name="co109" table:default-cell-style-name="Excel_20_Built-in_20_Normal"/>
        <table:table-column table:style-name="co172" table:default-cell-style-name="Excel_20_Built-in_20_Normal"/>
        <table:table-column table:style-name="co173" table:default-cell-style-name="Excel_20_Built-in_20_Normal"/>
        <table:table-column table:style-name="co25" table:default-cell-style-name="ce226"/>
        <table:table-column table:style-name="co174" table:number-columns-repeated="4" table:default-cell-style-name="ce226"/>
        <table:table-column table:style-name="co175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6" table:number-columns-repeated="4" table:default-cell-style-name="Excel_20_Built-in_20_Normal"/>
        <table:table-column table:style-name="co109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7" table:default-cell-style-name="ce226"/>
        <table:table-column table:style-name="co25" table:number-columns-repeated="2" table:default-cell-style-name="ce226"/>
        <table:table-column table:style-name="co178" table:number-columns-repeated="2" table:default-cell-style-name="ce226"/>
        <table:table-column table:style-name="co179" table:number-columns-repeated="3" table:default-cell-style-name="ce226"/>
        <table:table-column table:style-name="co174" table:default-cell-style-name="ce226"/>
        <table:table-column table:style-name="co179" table:number-columns-repeated="2" table:default-cell-style-name="ce226"/>
        <table:table-column table:style-name="co180" table:default-cell-style-name="ce226"/>
        <table:table-column table:style-name="co28" table:default-cell-style-name="ce219"/>
        <table:table-column table:style-name="co181" table:default-cell-style-name="ce226"/>
        <table:table-column table:style-name="co182" table:default-cell-style-name="Excel_20_Built-in_20_Normal"/>
        <table:table-column table:style-name="co9" table:default-cell-style-name="Excel_20_Built-in_20_Normal"/>
        <table:table-column table:style-name="co84" table:number-columns-repeated="3" table:default-cell-style-name="ce226"/>
        <table:table-column table:style-name="co176" table:default-cell-style-name="ce226"/>
        <table:table-column table:style-name="co183" table:default-cell-style-name="ce226"/>
        <table:table-column table:style-name="co25" table:number-columns-repeated="3" table:default-cell-style-name="ce226"/>
        <table:table-column table:style-name="co184" table:default-cell-style-name="ce226"/>
        <table:table-column table:style-name="co25" table:number-columns-repeated="2" table:default-cell-style-name="ce226"/>
        <table:table-column table:style-name="co28" table:default-cell-style-name="ce293"/>
        <table:table-column table:style-name="co28" table:default-cell-style-name="ce296"/>
        <table:table-column table:style-name="co33" table:default-cell-style-name="ce296"/>
        <table:table-column table:style-name="co185" table:default-cell-style-name="ce296"/>
        <table:table-column table:style-name="co186" table:default-cell-style-name="ce296"/>
        <table:table-column table:style-name="co187" table:default-cell-style-name="ce296"/>
        <table:table-column table:style-name="co183" table:default-cell-style-name="ce296"/>
        <table:table-column table:style-name="co28" table:default-cell-style-name="ce219"/>
        <table:table-column table:style-name="co28" table:default-cell-style-name="ce298"/>
        <table:table-column table:style-name="co188" table:default-cell-style-name="ce298"/>
        <table:table-column table:style-name="co189" table:number-columns-repeated="6" table:default-cell-style-name="ce298"/>
        <table:table-column table:style-name="co190" table:default-cell-style-name="ce298"/>
        <table:table-column table:style-name="co191" table:number-columns-repeated="2" table:default-cell-style-name="ce298"/>
        <table:table-column table:style-name="co191" table:default-cell-style-name="ce302"/>
        <table:table-column table:style-name="co192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10BParkGsport71A322Q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23LEBWestBK714F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runround at bevois reception 2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</text:p>
          </table:table-cell>
          <table:table-cell office:value-type="string" calcext:value-type="string">
            <text:p><text:s/>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dditional column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0"/>
          <table:table-cell table:style-name="Excel_20_Built-in_20_Normal" office:value-type="string" calcext:value-type="string">
            <text:p>needs pilot to remove carriages</text:p>
          </table:table-cell>
          <table:table-cell table:style-name="Excel_20_Built-in_20_Normal" table:number-columns-repeated="4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10BParkGsport71A322QRR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430LESalis3BridgesStonet72b449N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V4_623LEBWestBK714F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table:number-columns-repeated="2"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36" office:value-type="time" office:time-value="PT06H27M00S" calcext:value-type="time">
            <text:p>06:27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8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2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4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9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10BParkGsport71A322Q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table:style-name="ce225" office:value-type="string" calcext:value-type="string">
            <text:p>$forms=648BWestBK714F$pickup <text:s/>/static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8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 office:value-type="string" calcext:value-type="string">
            <text:p>supesedes previous rr command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pickup ecs in bmth car s3</text:p>
          </table:table-cell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6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9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9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76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76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76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76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8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76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09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6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2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6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7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4"/>
          <table:table-cell office:value-type="string" calcext:value-type="string">
            <text:p>00:41$detach /nonpower /static</text:p>
          </table:table-cell>
          <table:table-cell table:number-columns-repeated="68"/>
          <table:table-cell office:value-type="string" calcext:value-type="string">
            <text:p>05:10$pickup /static</text:p>
          </table:table-cell>
          <table:table-cell table:number-columns-repeated="498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2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7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53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3"/>
          <table:table-cell table:style-name="ce226" office:value-type="string" calcext:value-type="string">
            <text:p>02:35$detach /nonpower /static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5"/>
          <table:table-cell table:style-name="Default"/>
          <table:table-cell table:number-columns-repeated="554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64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7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48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table:style-name="Default"/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7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10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6"/>
          <table:table-cell table:style-name="Default" table:number-columns-repeated="4"/>
          <table:table-cell table:number-columns-repeated="738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40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52"/>
          <table:table-cell table:style-name="ce226"/>
          <table:table-cell table:number-columns-repeated="551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3"/>
          <table:table-cell office:value-type="string" calcext:value-type="string">
            <text:p>10:35$pickup /static</text:p>
          </table:table-cell>
          <table:table-cell table:number-columns-repeated="764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7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5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1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9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5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1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6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6"/>
          <table:table-cell table:style-name="ce225"/>
          <table:table-cell table:number-columns-repeated="145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6"/>
          <table:table-cell table:style-name="ce225"/>
          <table:table-cell table:number-columns-repeated="145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2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6"/>
          <table:table-cell table:style-name="ce225"/>
          <table:table-cell table:number-columns-repeated="145"/>
          <table:table-cell table:style-name="ce225"/>
          <table:table-cell table:number-columns-repeated="552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7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5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9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5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9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2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1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9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1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9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1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2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3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1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90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3"/>
          <table:table-cell table:style-name="Default"/>
          <table:table-cell table:number-columns-repeated="3"/>
          <table:table-cell table:style-name="Default" table:number-columns-repeated="5"/>
          <table:table-cell table:number-columns-repeated="510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09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40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8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5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5"/>
          <table:table-cell table:style-name="Default"/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100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4"/>
          <table:table-cell office:value-type="time" office:time-value="PT13H45M00S" calcext:value-type="time">
            <text:p>13:45</text:p>
          </table:table-cell>
          <table:table-cell table:number-columns-repeated="513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6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2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00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1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80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5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6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7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1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7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80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5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6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2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6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6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2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10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0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8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90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3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7"/>
          <table:table-cell table:style-name="Excel_20_Built-in_20_Normal" table:number-columns-repeated="3"/>
          <table:table-cell table:number-columns-repeated="15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10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50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1"/>
          <table:table-cell table:style-name="ce232" office:value-type="time" office:time-value="PT06H45M00S" calcext:value-type="time">
            <text:p>06:45:00</text:p>
          </table:table-cell>
          <table:table-cell table:number-columns-repeated="636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3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3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7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9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2"/>
          <table:table-cell table:style-name="Excel_20_Built-in_20_Normal"/>
          <table:table-cell table:number-columns-repeated="152"/>
          <table:table-cell table:style-name="Default"/>
          <table:table-cell table:number-columns-repeated="619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4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703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9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5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8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5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3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4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6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7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8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3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6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5"/>
          <table:table-cell table:style-name="Default"/>
          <table:table-cell table:number-columns-repeated="146"/>
          <table:table-cell table:style-name="ce226"/>
          <table:table-cell table:number-columns-repeated="59"/>
          <table:table-cell office:value-type="string" calcext:value-type="string">
            <text:p>08:56$detach /nonpower /static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8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30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6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395"/>
          <table:table-cell office:value-type="string" calcext:value-type="string">
            <text:p>03:08-03:25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4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3"/>
          <table:table-cell table:style-name="ce106" office:value-type="string" calcext:value-type="string">
            <text:p>02:45$pickup /static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3"/>
          <table:table-cell office:value-type="time" office:time-value="PT10H35M00S" calcext:value-type="time">
            <text:p>10:35</text:p>
          </table:table-cell>
          <table:table-cell table:number-columns-repeated="514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9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7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2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4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4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 table:number-columns-repeated="2"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7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9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2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8"/>
          <table:table-cell table:style-name="Excel_20_Built-in_20_Normal"/>
          <table:table-cell table:number-columns-repeated="464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4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9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7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7"/>
          <table:table-cell table:style-name="ce226" table:number-columns-repeated="5"/>
          <table:table-cell table:number-columns-repeated="487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1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/static</text:p>
          </table:table-cell>
          <table:table-cell table:number-columns-repeated="624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7"/>
          <table:table-cell table:style-name="Excel_20_Built-in_20_Normal" table:number-columns-repeated="2"/>
          <table:table-cell table:number-columns-repeated="624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1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1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3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5"/>
          <table:table-cell office:value-type="time" office:time-value="PT08H54M00S" calcext:value-type="time">
            <text:p>08:54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8"/>
          <table:table-cell office:value-type="time" office:time-value="PT08H50M00S" calcext:value-type="time">
            <text:p>08:50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3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 table:number-columns-repeated="2"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3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style-name="ce226"/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8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0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0"/>
          <table:table-cell table:style-name="Default"/>
          <table:table-cell table:number-columns-repeated="63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3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 office:value-type="string" calcext:value-type="string">
            <text:p>07:20$pickup = 728ECSswngeRwessex:NfI1STATIC</text:p>
          </table:table-cell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table:style-name="ce227" office:value-type="string" calcext:value-type="string">
            <text:p>Contd Eastleigh Bevois Park Goods &lt;br&gt; TASK continue to Bevois Park <text:s/>reception 2 and run round</text:p>
          </table:table-cell>
          <table:table-cell office:value-type="string" calcext:value-type="string">
            <text:p>runround at bevois reception 2</text:p>
          </table:table-cell>
          <table:table-cell table:style-name="ce227" office:value-type="string" calcext:value-type="string">
            <text:p><text:s/>Bevois Park Goods to Fareham gosport contd <text:s/>&lt;br&gt; reverse into head shunt then forwards to pickup &lt;br&gt; reverse to mainline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/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office:value-type="string" calcext:value-type="string">
            <text:p>Passenger Bristol Temple Meads to Weymouth</text:p>
          </table:table-cell>
          <table:table-cell table:style-name="ce251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 forwards and pickup fish vans then shunt to Weymouth 5 &lt;br&gt; NEXT return to <text:s/>Jubilee siding and wait till 9:50</text:p>
          </table:table-cell>
          <table:table-cell table:style-name="ce251" office:value-type="string" calcext:value-type="string">
            <text:p>Weymouth station pilot &lt;br&gt; <text:s/>TASk forwards to collect ECS 10:33 Woverhampton and reverse to mainline &lt;br&gt; propel to Weymouth 1 and detach then return to Jubilee siding</text:p>
          </table:table-cell>
          <table:table-cell table:number-columns-repeated="3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8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8"/>
        </table:table-row>
        <table:table-row table:style-name="ro2" table:number-rows-repeated="1048322">
          <table:table-cell table:number-columns-repeated="969"/>
        </table:table-row>
        <table:table-row table:style-name="ro2">
          <table:table-cell table:number-columns-repeated="96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5-15T01:50:17.954000000</dc:date>
    <meta:editing-duration>P20DT17H22M34S</meta:editing-duration>
    <meta:editing-cycles>736</meta:editing-cycles>
    <meta:generator>LibreOffice/6.2.8.2$Windows_X86_64 LibreOffice_project/f82ddfca21ebc1e222a662a32b25c0c9d20169ee</meta:generator>
    <meta:document-statistic meta:table-count="1" meta:cell-count="6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T252:Sheet1.WV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T252:Sheet1.WV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